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text:list-style style:name="edu-list">
      <text:list-level-style-bullet text:level="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edu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fo:padding-top="0.00mm" fo:padding-left="2.00mm" fo:padding-bottom="0.00mm" fo:padding-right="0.00mm"/>
    </style:style>
    <style:style style:name="date" style:family="paragraph">
      <style:paragraph-properties style:snap-to-layout-grid="false" fo:margin-top="0.00mm" fo:margin-bottom="0.00mm" style:line-height-at-least="0.50mm" fo:margin-left="3.00mm" fo:margin-right="-0.35mm">
        <style:tab-stops/>
      </style:paragraph-properties>
      <style:text-properties style:font-name="Arial Narrow" fo:font-size="4.20mm"/>
    </style:style>
    <style:style style:name="edu-title" style:family="paragraph">
      <style:paragraph-properties style:snap-to-layout-grid="false" fo:margin-top="0.00mm" fo:margin-bottom="0.69mm" style:line-height-at-least="0.50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proj-head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fo:padding-top="0.00mm" fo:padding-left="2.00mm" fo:padding-bottom="5.00mm" fo:padding-right="5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text:list-style style:name="work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text-indent="0.50mm"/>
        </style:list-level-properties>
        <style:text-properties style:font-name="Arial Narrow"/>
      </text:list-level-style-bullet>
    </text:list-style>
    <style:style style:name="work-sub" style:family="text">
      <style:text-properties style:text-underline-type="none" style:font-name="Arial Narrow" fo:font-style="italic" fo:font-size="3.5mm"/>
    </style:style>
    <style:style style:name="work-desc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(VisualPlugin)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seeking a full- or part-time position in Orange County, California. I can work remotely or in-person.<text:line-break/>My objective is to work for a software company which promotes social good and nurtures coöperative relationships!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Node.JS</text:p>
          </text:list-item>
          <text:list-item>
            <text:p text:style-name="tech-skill">HTML5/CSS3</text:p>
          </text:list-item>
          <text:list-item>
            <text:p text:style-name="tech-skill">React</text:p>
          </text:list-item>
          <text:list-item>
            <text:p text:style-name="tech-skill">MongoDB</text:p>
          </text:list-item>
          <text:list-item>
            <text:p text:style-name="tech-skill">Roblox Lua(u)</text:p>
          </text:list-item>
          <text:list-item>
            <text:p text:style-name="tech-skill">Python</text:p>
          </text:list-item>
          <text:list-item>
            <text:p text:style-name="tech-skill">FFmpeg</text:p>
          </text:list-item>
          <text:list-item>
            <text:p text:style-name="tech-skill">Git; GitHub</text:p>
          </text:list-item>
          <text:list-item>
            <text:p text:style-name="tech-skill">GNU/Linux</text:p>
          </text:list-item>
          <text:list-item>
            <text:p text:style-name="tech-skill">Bash</text:p>
          </text:list-item>
          <text:list-item>
            <text:p text:style-name="tech-skill">PowerShell</text:p>
          </text:list-item>
          <text:list-item>
            <text:p text:style-name="tech-skill">C++</text:p>
          </text:list-item>
          <text:list-item>
            <text:p text:style-name="tech-skill">Android/Linux</text:p>
          </text:list-item>
          <text:list-item>
            <text:p text:style-name="tech-skill">Docker Compose</text:p>
          </text:list-item>
          <text:list-item>
            <text:p text:style-name="tech-skill">PHP</text:p>
          </text:list-item>
          <text:list-item>
            <text:p text:style-name="tech-skill">MySQL</text:p>
          </text:list-item>
          <text:list-item>
            <text:p text:style-name="tech-skill">Documenting Stuff</text:p>
          </text:list-item>
          <text:list-item>
            <text:p text:style-name="tech-skill">Affinity Photo</text:p>
          </text:list-item>
          <text:list-item>
            <text:p text:style-name="tech-skill">FL Studio</text:p>
          </text:list-item>
          <text:list-item>
            <text:p text:style-name="tech-skill">Microsoft Office</text:p>
          </text:list-item>
          <text:list-item>
            <text:p text:style-name="tech-skill">OBS Studio</text:p>
          </text:list-item>
          <text:list-item>
            <text:p text:style-name="tech-skill">Filmora 13</text:p>
          </text:list-item>
          <text:list-item>
            <text:p text:style-name="tech-skill">Blender</text:p>
          </text:list-item>
          <text:list-item>
            <text:p text:style-name="tech-skill">VS Code</text:p>
          </text:list-item>
          <text:list-item>
            <text:p text:style-name="tech-skill">OpenDocument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!-- EDUCATION START -->
        <table:table-row table:style-name="sect-row">
          <table:table-cell table:style-name="sect-cell">
            <text:p text:style-name="edu-title">California State University, Fullerton
						</text:p>
            <text:list text:style-name="edu-list" text:continue-numbering="true">
              <text:list-item>
                <text:p text:style-name="edu-desc">Pursuing a MS in Computer Engineering</text:p>
              </text:list-item>
              <text:list-item>
                <text:p text:style-name="edu-desc">Investing in a stronger emphasis in computer hardware</text:p>
              </text:list-item>
            </text:list>
          </table:table-cell>
          <table:table-cell table:style-name="date-cell">
            <text:p text:style-name="date">prospective</text:p>
          </table:table-cell>
        </table:table-row>
        <table:table-row table:style-name="sect-row">
          <table:table-cell table:style-name="sect-cell">
            <text:p text:style-name="edu-title">University of California, Irvine
						</text:p>
            <text:list text:style-name="edu-list" text:continue-numbering="true">
              <text:list-item>
                <text:p text:style-name="edu-desc">Completed a BS in Software Engineering with a GPA of 3.671</text:p>
              </text:list-item>
              <text:list-item>
                <text:p text:style-name="edu-desc">Enrolled at the school of Informatics &amp; Computer Science</text:p>
              </text:list-item>
              <text:list-item>
                <text:p text:style-name="edu-desc">Participated at ACM; devised and presented solutions for LeetCode problems</text:p>
              </text:list-item>
              <text:list-item>
                <text:p text:style-name="edu-desc">Started course track for an MSE in Computer Engineering at CSUF</text:p>
              </text:list-item>
            </text:list>
          </table:table-cell>
          <table:table-cell table:style-name="date-cell">
            <text:p text:style-name="date">March 2024</text:p>
          </table:table-cell>
        </table:table-row>
        <table:table-row table:style-name="sect-row">
          <table:table-cell table:style-name="sect-cell">
            <text:p text:style-name="edu-title">Santiago Canyon College
						</text:p>
            <text:list text:style-name="edu-list" text:continue-numbering="true">
              <text:list-item>
                <text:p text:style-name="edu-desc">Majored in Computer Science; graduated with an AA in Liberal Arts</text:p>
              </text:list-item>
              <text:list-item>
                <text:p text:style-name="edu-desc">Re-took courses in data structures; enrolled in STEM Academy</text:p>
              </text:list-item>
              <text:list-item>
                <text:p text:style-name="edu-desc">Earnt a 4.0 GPA for major-related courses</text:p>
              </text:list-item>
            </text:list>
          </table:table-cell>
          <table:table-cell table:style-name="date-cell">
            <text:p text:style-name="date">May 2020</text:p>
          </table:table-cell>
        </table:table-row>
        <!-- EDUCATION END --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Windows81/Roblox-Freedom-Distribution">
								<text:span text:style-name="proj-title">
								Rōblox Freedom Distribution</text:span>
							</text:a>is a streamlined culmination of research to allow users to host and join Rōblox servers in a local- or wide-area network.</text:p>
            <text:list text:style-name="proj-list" text:continue-numbering="true">
              <text:list-item>
                <text:p text:style-name="proj-desc">Created a Python bootstrapper, dually for clients and servers, for seamless connectivity</text:p>
              </text:list-item>
              <text:list-item>
                <text:p text:style-name="proj-desc">Enhanced functionality through team collaboration, code reviews, and feature development</text:p>
              </text:list-item>
              <text:list-item>
                <text:p text:style-name="proj-desc">Ensured fair-use compliance by auditing business-legal literature</text:p>
              </text:list-item>
            </text:list>
          </table:table-cell>
          <table:table-cell table:style-name="date-cell">
            <text:p text:style-name="date">2023-07 / current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Bring-Back-Buffets">
								<text:span text:style-name="proj-title">
								Bring Back Buffets</text:span>
							</text:a>was a mobile web app written in JavaScript with the objective to revive buffets that had to close due to Covid. This project's user-interaction model drew inspiration from how Korean barbecue establishments operate.</text:p>
            <text:list text:style-name="proj-list" text:continue-numbering="true">
              <text:list-item>
                <text:p text:style-name="proj-desc">Engineered separate user interfaces for customers, cashiers, and kitchen staff</text:p>
              </text:list-item>
              <text:list-item>
                <text:p text:style-name="proj-desc">Streamlined the Covid dining experience UX with mobile-device ordering</text:p>
              </text:list-item>
              <text:list-item>
                <text:p text:style-name="proj-desc">Developed a cashier system for efficient order tracking</text:p>
              </text:list-item>
              <text:list-item>
                <text:p text:style-name="proj-desc">Built a front-end for bussers to ensure timely order preparation and delivery</text:p>
              </text:list-item>
            </text:list>
          </table:table-cell>
          <table:table-cell table:style-name="date-cell">
            <text:p text:style-name="date">2021-03 / 2021-04</text:p>
          </table:table-cell>
        </table:table-row>
        <table:table-row table:style-name="sect-row">
          <table:table-cell table:style-name="sect-cell">
            <text:p text:style-name="proj-head">
							<text:a xlink:href="https://github.com/GoAnimate-Wrapper/GoAnimate-Wrapper">
								<text:span text:style-name="proj-title">
								GoAnimate Wrapper</text:span>
							</text:a>is a locally-hosted project with product features to interop with Vyond's Legacy Video Maker. With a team of community experts, Wrapper became my most significant production-level full-stack web infrastructure project.</text:p>
            <text:list text:style-name="proj-list" text:continue-numbering="true">
              <text:list-item>
                <text:p text:style-name="proj-desc">Created and scaled a modern Node.JS interface replicating GoAnimate's back-end functionalities</text:p>
              </text:list-item>
              <text:list-item>
                <text:p text:style-name="proj-desc">Reverse-engineered Shockwave Flash files and analyzed legacy ActionScript code</text:p>
              </text:list-item>
              <text:list-item>
                <text:p text:style-name="proj-desc">Delivered hundreds of engaging video experiences by May 2021</text:p>
              </text:list-item>
              <text:list-item>
                <text:p text:style-name="proj-desc">Over 21,000 results on a YouTube query for Wrapper and derivative works</text:p>
              </text:list-item>
            </text:list>
          </table:table-cell>
          <table:table-cell table:style-name="date-cell">
            <text:p text:style-name="date">2019-12 / 2020-11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Roblox-Script-Executor-CLI">
								<text:span text:style-name="proj-title">
								Rōblox Script Executor</text:span>
							</text:a>was a command-line interface facilitating script execution on Rōblox.</text:p>
            <text:list text:style-name="proj-list" text:continue-numbering="true">
              <text:list-item>
                <text:p text:style-name="proj-desc">Constructed custom syntax for script execution in Luau</text:p>
              </text:list-item>
              <text:list-item>
                <text:p text:style-name="proj-desc">Introduced per-script parameterization for user ease</text:p>
              </text:list-item>
              <text:list-item>
                <text:p text:style-name="proj-desc">Created 142 predefined scripts in a sister repository, many with help pages</text:p>
              </text:list-item>
            </text:list>
          </table:table-cell>
          <table:table-cell table:style-name="date-cell">
            <text:p text:style-name="date">2022-07 / 2023-05</text:p>
          </table:table-cell>
        </table:table-row>
        <table:table-row table:style-name="sect-row">
          <table:table-cell table:style-name="sect-cell">
            <text:p text:style-name="proj-head">
							<text:a xlink:href="https://github.com/bibanon/tubeup">
								<text:span text:style-name="proj-title">
								Tubeup</text:span>
							</text:a>is a project I reviewed and contributed code to re-upload videos from my YouTube chanel to the Internet Archive.</text:p>
            <text:list text:style-name="proj-list" text:continue-numbering="true">
              <text:list-item>
                <text:p text:style-name="proj-desc">Addressed apparent bugs within a payload of 234 YouTube videos</text:p>
              </text:list-item>
              <text:list-item>
                <text:p text:style-name="proj-desc">Implemented fixes on GitHub to account for deleted assets</text:p>
              </text:list-item>
              <text:list-item>
                <text:p text:style-name="proj-desc">Intuited yt-dlp's Python interface</text:p>
              </text:list-item>
            </text:list>
          </table:table-cell>
          <table:table-cell table:style-name="date-cell">
            <text:p text:style-name="date">2023-08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Screwdja-YuJa">
								<text:span text:style-name="proj-title">
								Screwdja-YuJa</text:span>
							</text:a>addressed a severe vulnerability in YuJa's API that I identified and reported.</text:p>
            <text:list text:style-name="proj-list" text:continue-numbering="true">
              <text:list-item>
                <text:p text:style-name="proj-desc">Bootstrapped effort to release a major security patch after ~2 days</text:p>
              </text:list-item>
              <text:list-item>
                <text:p text:style-name="proj-desc">Exposed saved videos and metadata, resolved after notification</text:p>
              </text:list-item>
            </text:list>
          </table:table-cell>
          <table:table-cell table:style-name="date-cell">
            <text:p text:style-name="date">2022-1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Time-Is-Musical">
								<text:span text:style-name="proj-title">
								Time is Musical</text:span>
							</text:a>is a musical adaptation of the WWV time station</text:p>
            <text:list text:style-name="proj-list" text:continue-numbering="true">
              <text:list-item>
                <text:p text:style-name="proj-desc">Streamed live on YouTube using FFmpeg's lavfi filter</text:p>
              </text:list-item>
              <text:list-item>
                <text:p text:style-name="proj-desc">Mastered, mixed, and reproduced a composition of five tracks</text:p>
              </text:list-item>
              <text:list-item>
                <text:p text:style-name="proj-desc">Devised an algorithm to uniquely select playing loops per minute</text:p>
              </text:list-item>
              <text:list-item>
                <text:p text:style-name="proj-desc">Produced 42 synth loops using FL Studio 20</text:p>
              </text:list-item>
              <text:list-item>
                <text:p text:style-name="proj-desc">Constructed Python script for stream parameters</text:p>
              </text:list-item>
            </text:list>
          </table:table-cell>
          <table:table-cell table:style-name="date-cell">
            <text:p text:style-name="date">2021-05 / 2022-0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Playing-Webhooky">
								<text:span text:style-name="proj-title">
								Webhooky</text:span>
							</text:a>was a lightweight, database-driven webhook proxy for Rōblox games interacting with Discord's webhook API.</text:p>
            <text:list text:style-name="proj-list" text:continue-numbering="true">
              <text:list-item>
                <text:p text:style-name="proj-desc">Made use of PHP, SQL (MySQL), and PHPMyAdmin to process and store request logs</text:p>
              </text:list-item>
              <text:list-item>
                <text:p text:style-name="proj-desc">Empowered over 200 game developers to transfer data to Discord with my service</text:p>
              </text:list-item>
              <text:list-item>
                <text:p text:style-name="proj-desc">Montored and tracked infrastructure usage stats on cPanel via 000webhost</text:p>
              </text:list-item>
            </text:list>
          </table:table-cell>
          <table:table-cell table:style-name="date-cell">
            <text:p text:style-name="date">2018-02 / 2019-09</text:p>
          </table:table-cell>
        </table:table-row>
        <table:table-row table:style-name="sect-row">
          <table:table-cell table:style-name="sect-cell">
            <text:p text:style-name="proj-head">
							<text:a xlink:href="https://www.roblox.com/games/7073192492/UGC-Spr">
								<text:span text:style-name="proj-title">
								Rōblox Custom Catalogue</text:span>
							</text:a>was a prospective Free marketplace licensed under GNU GPL.</text:p>
            <text:list text:style-name="proj-list" text:continue-numbering="true">
              <text:list-item>
                <text:p text:style-name="proj-desc">Designed a sleek user interface using Rōblox Studio, without third-party libraries</text:p>
              </text:list-item>
              <text:list-item>
                <text:p text:style-name="proj-desc">Enabled potential users to sell hats, accessories, and packages outside the official Rōblox store</text:p>
              </text:list-item>
            </text:list>
          </table:table-cell>
          <table:table-cell table:style-name="date-cell">
            <text:p text:style-name="date">2021-06 / 2022-05</text:p>
          </table:table-cell>
        </table:table-row>
        <table:table-row table:style-name="sect-row">
          <table:table-cell table:style-name="sect-cell">
            <text:p text:style-name="proj-head">
							<text:a xlink:href="https://windows81.github.io">
								<text:span text:style-name="proj-title">
								Windows81.github.io</text:span>
							</text:a>is a personal website hosted on GitHub Pages.</text:p>
            <text:list text:style-name="proj-list" text:continue-numbering="true">
              <text:list-item>
                <text:p text:style-name="proj-desc">Compiled my creative 3D-showcasing work on Rōblox</text:p>
              </text:list-item>
              <text:list-item>
                <text:p text:style-name="proj-desc">Incorporated elements of responsive philosophy</text:p>
              </text:list-item>
              <text:list-item>
                <text:p text:style-name="proj-desc">Hand-coded using HTML and CSS, sans third-party frameworks</text:p>
              </text:list-item>
            </text:list>
          </table:table-cell>
          <table:table-cell table:style-name="date-cell">
            <text:p text:style-name="date">2020-05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Front-end Developer at GameIn<text:span text:style-name="work-sub"> a tool to match e-sports streamers and financial sponsors</text:span>
						</text:p>
            <text:list text:style-name="work-list" text:continue-numbering="true">
              <text:list-item>
                <text:p text:style-name="work-desc">
									Implemented mobile-responsive pages using Next.js (and thus React) from existing mockups
								</text:p>
              </text:list-item>
              <text:list-item>
                <text:p text:style-name="work-desc">
									Collaborated directly with other developers and C-suite personnel
								</text:p>
              </text:list-item>
              <text:list-item>
                <text:p text:style-name="work-desc">
									Took part in building and presenting a team-wide slide deck in Google Slides; styled with Figma
								</text:p>
              </text:list-item>
            </text:list>
          </table:table-cell>
          <table:table-cell table:style-name="date-cell">
            <text:p text:style-name="date">2023-09 / 2024-03</text:p>
          </table:table-cell>
        </table:table-row>
        <table:table-row table:style-name="sect-row">
          <table:table-cell table:style-name="sect-cell">
            <text:p text:style-name="work-title">
							Contracted Graphic Designer @ Islamic Institute of Orange County<text:span text:style-name="work-sub"> et al.</text:span>
						</text:p>
            <text:list text:style-name="work-list" text:continue-numbering="true">
              <text:list-item>
                <text:p text:style-name="work-desc">
									Advertised social events with non-profits, e.g. Islamic Institute of Orange County and Sabil USA
								</text:p>
              </text:list-item>
              <text:list-item>
                <text:p text:style-name="work-desc">
									Additionally, designed real-estate marketing materials for Berkshire Hathaway agents
								</text:p>
              </text:list-item>
              <text:list-item>
                <text:p text:style-name="work-desc">
									Commissioned to design over 20 event fliers for non-profit organizations
								</text:p>
              </text:list-item>
            </text:list>
          </table:table-cell>
          <table:table-cell table:style-name="date-cell">
            <text:p text:style-name="date">2016-04 ∕ Present</text:p>
          </table:table-cell>
        </table:table-row>
        <table:table-row table:style-name="sect-row">
          <table:table-cell table:style-name="sect-cell">
            <text:p text:style-name="work-title">
							Internship @ CSU Fullerton<text:span text:style-name="work-sub"> under the Val Tech Program</text:span>
						</text:p>
            <text:list text:style-name="work-list" text:continue-numbering="true">
              <text:list-item>
                <text:p text:style-name="work-desc">
									Assisted in the development of a brain-computer interface with graduate students
								</text:p>
              </text:list-item>
              <text:list-item>
                <text:p text:style-name="work-desc">
									Designed user interface for mock-up calibration procedure
								</text:p>
              </text:list-item>
              <text:list-item>
                <text:p text:style-name="work-desc">
									Project coordinated by Professor Kiran George, PhD
								</text:p>
              </text:list-item>
            </text:list>
          </table:table-cell>
          <table:table-cell table:style-name="date-cell">
            <text:p text:style-name="date">2017-09 ∕ 2018-05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list text:style-name="work-list" text:continue-numbering="true">
              <text:list-item>
                <text:p text:style-name="work-desc">
									Consulted in provisioning GNU/Linux file servers for office use using Ubuntu and Samba
								</text:p>
              </text:list-item>
              <text:list-item>
                <text:p text:style-name="work-desc">
									Assisted in architectural and structural design plans of commercial and industrial sites
								</text:p>
              </text:list-item>
            </text:list>
          </table:table-cell>
          <table:table-cell table:style-name="date-cell">
            <text:p text:style-name="date">2015-06 / Present</text:p>
          </table:table-cell>
        </table:table-row>
        <table:table-row table:style-name="sect-row">
          <table:table-cell table:style-name="sect-cell">
            <text:p text:style-name="work-title">
							Raising Cane's; El Pollo Loco<text:span text:style-name="work-sub"> (customer service, part-time)</text:span>
						</text:p>
            <text:list text:style-name="work-list" text:continue-numbering="true">
              <text:list-item>
                <text:p text:style-name="work-desc">
									Effectively communicated with customers and team members in a fast-paced environment
								</text:p>
              </text:list-item>
              <text:list-item>
                <text:p text:style-name="work-desc">
									Assumed different roles within the restaurant to support overall operations
								</text:p>
              </text:list-item>
              <text:list-item>
                <text:p text:style-name="work-desc">
									Handled cash transactions and using point-of-sale systems
								</text:p>
              </text:list-item>
              <text:list-item>
                <text:p text:style-name="work-desc">
									Addressed customer concerns and resolving issues in a positive and efficient manner
								</text:p>
              </text:list-item>
              <text:list-item>
                <text:p text:style-name="work-desc">
									Carefully selecting an adequate pricing scheme according to market value
								</text:p>
              </text:list-item>
            </text:list>
          </table:table-cell>
          <table:table-cell table:style-name="date-cell">
            <text:p text:style-name="date">2019-08 / 2021-06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lways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4-11-21 09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2023-05-17T23:01:00Z</meta:creation-date>
    <dc:date>2023-05-17T23:03:00Z</dc:date>
    <meta:print-date>2021-02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